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size="10pt" officeooo:paragraph-rsid="0005b896" style:font-size-asian="10pt" style:font-size-complex="10pt"/>
    </style:style>
    <style:style style:name="P2" style:family="paragraph" style:parent-style-name="Preformatted_20_Text">
      <style:paragraph-properties fo:text-align="justify" style:justify-single-word="false"/>
      <style:text-properties fo:font-size="10pt" officeooo:paragraph-rsid="004439eb" style:font-size-asian="10pt" style:font-size-complex="10pt"/>
    </style:style>
    <style:style style:name="P3" style:family="paragraph" style:parent-style-name="Preformatted_20_Text">
      <style:paragraph-properties fo:text-align="justify" style:justify-single-word="false"/>
      <style:text-properties fo:font-size="10pt" officeooo:rsid="001e4220" officeooo:paragraph-rsid="001d91d8" style:font-size-asian="10pt" style:font-size-complex="10pt"/>
    </style:style>
    <style:style style:name="P4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1e11ab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2fed40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746c5e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75b1f4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6f49fb" officeooo:paragraph-rsid="0075b1f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Preformatted_20_Text">
      <style:paragraph-properties fo:text-align="justify" style:justify-single-word="false"/>
      <style:text-properties fo:font-size="10pt" fo:font-style="italic" fo:font-weight="bold" officeooo:rsid="001ce812" officeooo:paragraph-rsid="002e5655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Preformatted_20_Text">
      <style:paragraph-properties fo:text-align="justify" style:justify-single-word="false"/>
      <style:text-properties fo:font-size="10pt" fo:font-style="italic" fo:font-weight="bold" officeooo:rsid="001e4220" officeooo:paragraph-rsid="002fed40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Preformatted_20_Text">
      <style:paragraph-properties fo:text-align="justify" style:justify-single-word="false"/>
      <style:text-properties fo:font-size="10pt" fo:font-style="italic" fo:font-weight="normal" officeooo:paragraph-rsid="0005b896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Preformatted_20_Text">
      <style:paragraph-properties fo:text-align="center" style:justify-single-word="false"/>
      <style:text-properties fo:font-size="15pt" fo:font-style="italic" fo:font-weight="bold" officeooo:rsid="001c626a" officeooo:paragraph-rsid="0005b896" style:font-size-asian="15pt" style:font-style-asian="italic" style:font-weight-asian="bold" style:font-size-complex="15pt" style:font-style-complex="italic" style:font-weight-complex="bold"/>
    </style:style>
    <style:style style:name="P14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0b4a1c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1d91d8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52e2a4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e4220" officeooo:paragraph-rsid="001d91d8" style:font-size-asian="13pt" style:font-style-asian="italic" style:font-weight-asian="bold" style:font-size-complex="13pt" style:font-style-complex="italic" style:font-weight-complex="bold"/>
    </style:style>
    <style:style style:name="P18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0b4a1c" fo:background-color="transparent" style:font-size-asian="13pt" style:font-style-asian="italic" style:font-weight-asian="bold" style:font-size-complex="13pt" style:font-style-complex="italic" style:font-weight-complex="bold"/>
    </style:style>
    <style:style style:name="P19" style:family="paragraph" style:parent-style-name="Preformatted_20_Text">
      <style:paragraph-properties fo:text-align="start" style:justify-single-word="false"/>
      <style:text-properties fo:font-size="13pt" fo:font-style="italic" fo:font-weight="bold" officeooo:rsid="001ce812" officeooo:paragraph-rsid="000b4a1c" fo:background-color="transparent" style:font-size-asian="13pt" style:font-style-asian="italic" style:font-weight-asian="bold" style:font-size-complex="13pt" style:font-style-complex="italic" style:font-weight-complex="bold"/>
    </style:style>
    <style:style style:name="P20" style:family="paragraph" style:parent-style-name="Preformatted_20_Text">
      <style:paragraph-properties fo:text-align="justify" style:justify-single-word="false"/>
      <style:text-properties style:text-position="0% 100%" fo:font-size="10pt" fo:font-style="italic" fo:font-weight="bold" officeooo:rsid="005cceec" officeooo:paragraph-rsid="0005b896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Preformatted_20_Text">
      <style:paragraph-properties fo:text-align="justify" style:justify-single-word="false"/>
      <style:text-properties style:text-position="0% 100%" fo:font-size="10pt" fo:font-style="italic" fo:font-weight="bold" officeooo:rsid="001e4220" officeooo:paragraph-rsid="0005b896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5d1a04" officeooo:paragraph-rsid="0005b89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0783cd" officeooo:paragraph-rsid="0005b896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0783cd" officeooo:paragraph-rsid="0008b557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ce812" officeooo:paragraph-rsid="002e5655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6f49fb" officeooo:paragraph-rsid="004439eb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e4220" officeooo:paragraph-rsid="005038a1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e4220" officeooo:paragraph-rsid="001d91d8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style:text-position="0% 100%" fo:font-size="10pt" fo:font-style="normal" fo:font-weight="normal" officeooo:rsid="007118bd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7118bd" officeooo:paragraph-rsid="003ccd9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43ce2b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89909" officeooo:paragraph-rsid="00189909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style:text-position="0% 100%" fo:font-size="10pt" fo:font-style="normal" fo:font-weight="normal" officeooo:rsid="0026eada" officeooo:paragraph-rsid="004a8c4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2ca06c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Preformatted_20_Text">
      <style:paragraph-properties fo:text-align="justify" style:justify-single-word="false"/>
      <style:text-properties style:text-position="0% 100%" fo:font-size="13pt" fo:font-style="normal" fo:font-weight="normal" officeooo:rsid="000783cd" officeooo:paragraph-rsid="000b4a1c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Preformatted_20_Text">
      <style:paragraph-properties fo:text-align="justify" style:justify-single-word="false"/>
      <style:text-properties officeooo:paragraph-rsid="000b4a1c" fo:background-color="transparent"/>
    </style:style>
    <style:style style:name="P37" style:family="paragraph" style:parent-style-name="Preformatted_20_Text">
      <style:paragraph-properties fo:text-align="justify" style:justify-single-word="false"/>
      <style:text-properties officeooo:rsid="006f49fb" officeooo:paragraph-rsid="00606f33" fo:background-color="transparent"/>
    </style:style>
    <style:style style:name="P38" style:family="paragraph" style:parent-style-name="Preformatted_20_Text">
      <style:paragraph-properties fo:text-align="justify" style:justify-single-word="false"/>
      <style:text-properties officeooo:paragraph-rsid="001e11ab"/>
    </style:style>
    <style:style style:name="P39" style:family="paragraph" style:parent-style-name="Preformatted_20_Text">
      <style:paragraph-properties fo:text-align="justify" style:justify-single-word="false"/>
      <style:text-properties officeooo:paragraph-rsid="002fed40"/>
    </style:style>
    <style:style style:name="P40" style:family="paragraph" style:parent-style-name="Preformatted_20_Text">
      <style:paragraph-properties fo:text-align="justify" style:justify-single-word="false"/>
      <style:text-properties fo:color="#b2b2b2" style:text-position="0% 100%" fo:font-size="10pt" fo:font-style="normal" fo:font-weight="normal" officeooo:rsid="002d4c69" officeooo:paragraph-rsid="0008b557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fo:color="#b2b2b2" fo:font-size="13pt" fo:font-style="italic" fo:font-weight="bold" officeooo:rsid="0029af09" officeooo:paragraph-rsid="001d91d8" style:font-size-asian="13pt" style:font-style-asian="italic" style:font-weight-asian="bold" style:font-size-complex="13pt" style:font-style-complex="italic" style:font-weight-complex="bold"/>
    </style:style>
    <style:style style:name="P42" style:family="paragraph" style:parent-style-name="Preformatted_20_Text">
      <style:paragraph-properties fo:text-align="justify" style:justify-single-word="false"/>
      <style:text-properties fo:font-weight="normal" officeooo:paragraph-rsid="0005b896" style:font-weight-asian="normal" style:font-weight-complex="normal"/>
    </style:style>
    <style:style style:name="P43" style:family="paragraph" style:parent-style-name="Preformatted_20_Text">
      <style:paragraph-properties fo:text-align="justify" style:justify-single-word="false"/>
      <style:text-properties style:use-window-font-color="true" fo:font-size="13pt" fo:font-style="italic" fo:font-weight="bold" officeooo:rsid="006f49fb" officeooo:paragraph-rsid="0040caad" fo:background-color="transparent" style:font-size-asian="13pt" style:font-style-asian="italic" style:font-weight-asian="bold" style:font-size-complex="13pt" style:font-style-complex="italic" style:font-weight-complex="bold"/>
    </style:style>
    <style:style style:name="P44" style:family="paragraph" style:parent-style-name="Preformatted_20_Text">
      <style:paragraph-properties fo:text-align="justify" style:justify-single-word="false"/>
      <style:text-properties style:use-window-font-color="true" style:text-position="0% 100%" fo:font-size="10pt" fo:font-style="normal" fo:font-weight="normal" officeooo:rsid="007118bd" officeooo:paragraph-rsid="00213e5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Preformatted_20_Text">
      <style:paragraph-properties fo:text-align="justify" style:justify-single-word="false"/>
      <style:text-properties style:use-window-font-color="true" style:text-position="0% 100%" fo:font-size="10pt" fo:font-style="normal" fo:font-weight="normal" officeooo:rsid="003ccd98" officeooo:paragraph-rsid="003ccd9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Preformatted_20_Text">
      <style:paragraph-properties fo:text-align="start" style:justify-single-word="false"/>
      <style:text-properties style:use-window-font-color="true" style:text-position="0% 100%" fo:font-size="10pt" fo:font-style="normal" fo:font-weight="normal" officeooo:rsid="0025655d" officeooo:paragraph-rsid="001d91d8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Preformatted_20_Text">
      <style:paragraph-properties fo:text-align="justify" style:justify-single-word="false"/>
      <style:text-properties style:use-window-font-color="true" style:text-position="0% 100%" fo:font-size="10pt" fo:font-style="normal" fo:font-weight="normal" officeooo:rsid="0025655d" officeooo:paragraph-rsid="001d91d8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Preformatted_20_Text">
      <style:paragraph-properties fo:text-align="justify" style:justify-single-word="false"/>
      <style:text-properties style:use-window-font-color="true" style:text-position="0% 100%" fo:font-size="10pt" fo:font-style="italic" style:text-underline-style="none" fo:font-weight="bold" officeooo:rsid="001e4220" officeooo:paragraph-rsid="001d91d8" style:font-size-asian="10pt" style:font-style-asian="italic" style:font-weight-asian="bold" style:font-size-complex="10pt" style:font-style-complex="italic" style:font-weight-complex="bold"/>
    </style:style>
    <style:style style:name="P49" style:family="paragraph" style:parent-style-name="Preformatted_20_Text">
      <style:paragraph-properties fo:text-align="justify" style:justify-single-word="false"/>
      <style:text-properties style:use-window-font-color="true" style:text-position="0% 100%" fo:font-size="13pt" fo:font-style="italic" fo:font-weight="bold" officeooo:rsid="006f49fb" officeooo:paragraph-rsid="003ccd98" fo:background-color="transparent" style:font-size-asian="13pt" style:font-style-asian="italic" style:font-weight-asian="bold" style:font-size-complex="13pt" style:font-style-complex="italic" style:font-weight-complex="bold"/>
    </style:style>
    <style:style style:name="P50" style:family="paragraph" style:parent-style-name="Preformatted_20_Text">
      <style:paragraph-properties fo:text-align="justify" style:justify-single-word="false"/>
      <style:text-properties style:use-window-font-color="true" style:text-position="0% 100%" fo:font-size="13pt" fo:font-style="italic" fo:font-weight="bold" officeooo:rsid="006f49fb" officeooo:paragraph-rsid="0046bb1c" fo:background-color="transparent" style:font-size-asian="13pt" style:font-style-asian="italic" style:font-weight-asian="bold" style:font-size-complex="13pt" style:font-style-complex="italic" style:font-weight-complex="bold"/>
    </style:style>
    <style:style style:name="P51" style:family="paragraph" style:parent-style-name="Preformatted_20_Text">
      <style:paragraph-properties fo:text-align="justify" style:justify-single-word="false"/>
      <style:text-properties style:use-window-font-color="true" style:text-position="0% 100%" fo:font-size="13pt" fo:font-style="italic" fo:font-weight="bold" officeooo:rsid="006f49fb" officeooo:paragraph-rsid="0064c53c" fo:background-color="transparent" style:font-size-asian="13pt" style:font-style-asian="italic" style:font-weight-asian="bold" style:font-size-complex="13pt" style:font-style-complex="italic" style:font-weight-complex="bold"/>
    </style:style>
    <style:style style:name="P52" style:family="paragraph" style:parent-style-name="Preformatted_20_Text">
      <style:paragraph-properties fo:text-align="start" style:justify-single-word="false"/>
      <style:text-properties style:use-window-font-color="true" fo:font-size="10pt" officeooo:rsid="001e4220" officeooo:paragraph-rsid="001d91d8" style:font-size-asian="10pt" style:font-size-complex="10pt"/>
    </style:style>
    <style:style style:name="P53" style:family="paragraph" style:parent-style-name="Preformatted_20_Text">
      <style:paragraph-properties fo:text-align="justify" style:justify-single-word="false"/>
      <style:text-properties style:use-window-font-color="true" fo:font-size="10pt" officeooo:rsid="001e4220" officeooo:paragraph-rsid="001d91d8" style:font-size-asian="10pt" style:font-size-complex="10pt"/>
    </style:style>
    <style:style style:name="P54" style:family="paragraph" style:parent-style-name="Preformatted_20_Text">
      <style:paragraph-properties fo:text-align="start" style:justify-single-word="false"/>
      <style:text-properties style:use-window-font-color="true" fo:font-size="10pt" style:text-underline-style="none" officeooo:rsid="001e4220" officeooo:paragraph-rsid="005469e8" style:font-size-asian="10pt" style:font-size-complex="10pt"/>
    </style:style>
    <style:style style:name="P55" style:family="paragraph" style:parent-style-name="Preformatted_20_Text">
      <style:paragraph-properties fo:text-align="start" style:justify-single-word="false"/>
      <style:text-properties style:use-window-font-color="true" officeooo:paragraph-rsid="005038a1"/>
    </style:style>
    <style:style style:name="P56" style:family="paragraph" style:parent-style-name="Preformatted_20_Text">
      <style:paragraph-properties fo:text-align="justify" style:justify-single-word="false"/>
      <style:text-properties fo:color="#ff66ff" style:text-position="0% 100%" fo:font-size="10pt" fo:font-style="normal" fo:font-weight="normal" officeooo:rsid="005edad1" officeooo:paragraph-rsid="0008b557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Preformatted_20_Text" style:list-style-name="L1">
      <style:paragraph-properties fo:text-align="justify" style:justify-single-word="false"/>
      <style:text-properties fo:font-size="13pt" fo:font-style="italic" fo:font-weight="bold" officeooo:rsid="001ce812" officeooo:paragraph-rsid="0005b896" style:font-size-asian="13pt" style:font-style-asian="italic" style:font-weight-asian="bold" style:font-size-complex="13pt" style:font-style-complex="italic" style:font-weight-complex="bold"/>
    </style:style>
    <style:style style:name="P58" style:family="paragraph" style:parent-style-name="Preformatted_20_Text" style:list-style-name="L2">
      <style:paragraph-properties fo:text-align="justify" style:justify-single-word="false"/>
      <style:text-properties fo:font-size="13pt" fo:font-style="italic" fo:font-weight="bold" officeooo:rsid="001e4220" officeooo:paragraph-rsid="001d91d8" style:font-size-asian="13pt" style:font-style-asian="italic" style:font-weight-asian="bold" style:font-size-complex="13pt" style:font-style-complex="italic" style:font-weight-complex="bold"/>
    </style:style>
    <style:style style:name="P59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746c5e" officeooo:paragraph-rsid="00746c5e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Preformatted_20_Text">
      <style:paragraph-properties fo:text-align="justify" style:justify-single-word="false"/>
      <style:text-properties style:use-window-font-color="true" style:text-position="0% 100%" fo:font-size="10pt" fo:font-style="normal" fo:font-weight="normal" officeooo:rsid="003ccd98" officeooo:paragraph-rsid="00746c5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Preformatted_20_Text">
      <style:paragraph-properties fo:text-align="justify" style:justify-single-word="false"/>
      <style:text-properties style:use-window-font-color="true" style:text-position="0% 100%" fo:font-size="10pt" fo:font-style="normal" fo:font-weight="normal" officeooo:rsid="00746c5e" officeooo:paragraph-rsid="00746c5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Preformatted_20_Text">
      <style:paragraph-properties fo:text-align="justify" style:justify-single-word="false"/>
      <style:text-properties style:use-window-font-color="true" style:text-position="0% 100%" fo:font-size="10pt" fo:font-style="normal" fo:font-weight="normal" officeooo:rsid="00746c5e" officeooo:paragraph-rsid="0075b1f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Preformatted_20_Text">
      <style:paragraph-properties fo:text-align="justify" style:justify-single-word="false"/>
      <style:text-properties style:use-window-font-color="true" style:text-position="0% 100%" fo:font-size="10pt" fo:font-style="normal" fo:font-weight="normal" officeooo:rsid="0075b1f4" officeooo:paragraph-rsid="0075b1f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75b1f4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79b4f4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sub 58%" fo:font-style="normal" fo:font-weight="normal" officeooo:rsid="00846eb6" style:font-style-asian="normal" style:font-weight-asian="normal" style:font-style-complex="normal" style:font-weight-complex="normal"/>
    </style:style>
    <style:style style:name="T5" style:family="text">
      <style:text-properties style:text-position="sub 58%" fo:font-style="normal" fo:font-weight="normal" officeooo:rsid="00207b72" style:font-style-asian="normal" style:font-weight-asian="normal" style:font-style-complex="normal" style:font-weight-complex="normal"/>
    </style:style>
    <style:style style:name="T6" style:family="text">
      <style:text-properties style:text-position="sub 58%" fo:font-style="normal" fo:font-weight="normal" officeooo:rsid="001e4220" style:font-style-asian="normal" style:font-weight-asian="normal" style:font-style-complex="normal" style:font-weight-complex="normal"/>
    </style:style>
    <style:style style:name="T7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text-position="sub 58%" fo:font-style="italic" fo:font-weight="normal" officeooo:rsid="00207b72" style:font-style-asian="italic" style:font-weight-asian="normal" style:font-style-complex="italic" style:font-weight-complex="normal"/>
    </style:style>
    <style:style style:name="T9" style:family="text">
      <style:text-properties style:text-position="sub 58%" fo:font-style="italic" fo:font-weight="normal" officeooo:rsid="005c47e7" style:font-style-asian="italic" style:font-weight-asian="normal" style:font-style-complex="italic" style:font-weight-complex="normal"/>
    </style:style>
    <style:style style:name="T10" style:family="text">
      <style:text-properties style:text-position="sub 58%" fo:font-size="10pt" fo:font-style="italic" officeooo:rsid="001e4220" style:font-size-asian="10pt" style:font-style-asian="italic" style:font-size-complex="10pt" style:font-style-complex="italic"/>
    </style:style>
    <style:style style:name="T11" style:family="text">
      <style:text-properties style:text-position="sub 58%" fo:font-size="10pt" fo:font-style="italic" officeooo:rsid="00846eb6" style:font-size-asian="10pt" style:font-style-asian="italic" style:font-size-complex="10pt" style:font-style-complex="italic"/>
    </style:style>
    <style:style style:name="T12" style:family="text">
      <style:text-properties style:text-position="sub 58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text-position="sub 58%"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text-position="sub 58%" fo:font-size="10pt" fo:font-style="normal" fo:font-weight="normal" officeooo:rsid="00207b72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text-position="sub 58%" fo:font-size="10pt" fo:font-style="normal" fo:font-weight="normal" officeooo:rsid="007f00d6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text-position="sub 58%"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text-position="sub 58%" fo:font-size="10pt" fo:font-style="normal" fo:font-weight="normal" officeooo:rsid="0072caea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text-position="sub 58%" fo:font-size="10pt" fo:font-style="normal" fo:font-weight="normal" officeooo:rsid="00846eb6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text-position="sub 58%" fo:font-size="10pt" fo:font-style="normal" fo:font-weight="normal" officeooo:rsid="003f522a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text-position="sub 58%" fo:font-size="10pt" fo:font-style="normal" fo:font-weight="normal" officeooo:rsid="004b0d12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text-position="sub 58%" officeooo:rsid="001e4220"/>
    </style:style>
    <style:style style:name="T22" style:family="text">
      <style:text-properties style:text-position="sub 58%" officeooo:rsid="00846eb6"/>
    </style:style>
    <style:style style:name="T23" style:family="text">
      <style:text-properties style:text-position="sub 58%" officeooo:rsid="007f00d6"/>
    </style:style>
    <style:style style:name="T24" style:family="text">
      <style:text-properties style:text-position="0% 100%"/>
    </style:style>
    <style:style style:name="T25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text-position="0% 100%" fo:font-style="normal" fo:font-weight="normal" officeooo:rsid="001e4220" style:font-style-asian="normal" style:font-weight-asian="normal" style:font-style-complex="normal" style:font-weight-complex="normal"/>
    </style:style>
    <style:style style:name="T27" style:family="text">
      <style:text-properties style:text-position="0% 100%" fo:font-style="normal" fo:font-weight="normal" officeooo:rsid="005d1a04" style:font-style-asian="normal" style:font-weight-asian="normal" style:font-style-complex="normal" style:font-weight-complex="normal"/>
    </style:style>
    <style:style style:name="T28" style:family="text">
      <style:text-properties style:text-position="0% 100%" fo:font-style="normal" fo:font-weight="normal" officeooo:rsid="001ce812" style:font-style-asian="normal" style:font-weight-asian="normal" style:font-style-complex="normal" style:font-weight-complex="normal"/>
    </style:style>
    <style:style style:name="T29" style:family="text">
      <style:text-properties style:text-position="0% 100%" fo:font-style="normal" fo:font-weight="normal" officeooo:rsid="00616a1e" style:font-style-asian="normal" style:font-weight-asian="normal" style:font-style-complex="normal" style:font-weight-complex="normal"/>
    </style:style>
    <style:style style:name="T30" style:family="text">
      <style:text-properties style:text-position="0% 100%" fo:font-style="normal" fo:font-weight="normal" officeooo:rsid="00339cdb" style:font-style-asian="normal" style:font-weight-asian="normal" style:font-style-complex="normal" style:font-weight-complex="normal"/>
    </style:style>
    <style:style style:name="T31" style:family="text">
      <style:text-properties style:text-position="0% 100%" fo:font-style="normal" fo:font-weight="normal" officeooo:rsid="00207b72" style:font-style-asian="normal" style:font-weight-asian="normal" style:font-style-complex="normal" style:font-weight-complex="normal"/>
    </style:style>
    <style:style style:name="T32" style:family="text">
      <style:text-properties style:text-position="0% 100%" fo:font-style="normal" fo:font-weight="normal" officeooo:rsid="00225e93" style:font-style-asian="normal" style:font-weight-asian="normal" style:font-style-complex="normal" style:font-weight-complex="normal"/>
    </style:style>
    <style:style style:name="T33" style:family="text">
      <style:text-properties style:text-position="0% 100%" fo:font-style="normal" fo:font-weight="normal" officeooo:rsid="00242841" style:font-style-asian="normal" style:font-weight-asian="normal" style:font-style-complex="normal" style:font-weight-complex="normal"/>
    </style:style>
    <style:style style:name="T34" style:family="text">
      <style:text-properties style:text-position="0% 100%" fo:font-style="normal" fo:font-weight="normal" officeooo:rsid="0025655d" style:font-style-asian="normal" style:font-weight-asian="normal" style:font-style-complex="normal" style:font-weight-complex="normal"/>
    </style:style>
    <style:style style:name="T35" style:family="text">
      <style:text-properties style:text-position="0% 100%" fo:font-style="normal" fo:font-weight="normal" officeooo:rsid="000a7d16" style:font-style-asian="normal" style:font-weight-asian="normal" style:font-style-complex="normal" style:font-weight-complex="normal"/>
    </style:style>
    <style:style style:name="T36" style:family="text">
      <style:text-properties style:text-position="0% 100%" fo:font-style="normal" fo:font-weight="normal" officeooo:rsid="0015a0ef" style:font-style-asian="normal" style:font-weight-asian="normal" style:font-style-complex="normal" style:font-weight-complex="normal"/>
    </style:style>
    <style:style style:name="T37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style:text-position="0% 100%" fo:font-style="italic" fo:font-weight="normal" officeooo:rsid="00616a1e" style:font-style-asian="italic" style:font-weight-asian="normal" style:font-style-complex="italic" style:font-weight-complex="normal"/>
    </style:style>
    <style:style style:name="T39" style:family="text">
      <style:text-properties style:text-position="0% 100%" fo:font-style="italic" fo:font-weight="normal" officeooo:rsid="005e8507" style:font-style-asian="italic" style:font-weight-asian="normal" style:font-style-complex="italic" style:font-weight-complex="normal"/>
    </style:style>
    <style:style style:name="T40" style:family="text">
      <style:text-properties style:text-position="0% 100%" fo:font-style="italic" fo:font-weight="normal" officeooo:rsid="005469e8" style:font-style-asian="italic" style:font-weight-asian="normal" style:font-style-complex="italic" style:font-weight-complex="normal"/>
    </style:style>
    <style:style style:name="T41" style:family="text">
      <style:text-properties style:text-position="0% 100%" fo:font-size="10pt" fo:font-style="italic" officeooo:rsid="001e4220" style:font-size-asian="10pt" style:font-style-asian="italic" style:font-size-complex="10pt" style:font-style-complex="italic"/>
    </style:style>
    <style:style style:name="T42" style:family="text">
      <style:text-properties style:text-position="0% 100%" fo:font-size="10pt" fo:font-style="italic" officeooo:rsid="00585e5b" style:font-size-asian="10pt" style:font-style-asian="italic" style:font-size-complex="10pt" style:font-style-complex="italic"/>
    </style:style>
    <style:style style:name="T43" style:family="text">
      <style:text-properties style:text-position="0% 100%" fo:font-size="10pt" fo:font-style="italic" officeooo:rsid="0052ff84" style:font-size-asian="10pt" style:font-style-asian="italic" style:font-size-complex="10pt" style:font-style-complex="italic"/>
    </style:style>
    <style:style style:name="T44" style:family="text">
      <style:text-properties style:text-position="0% 100%" fo:font-size="10pt" fo:font-style="italic" officeooo:rsid="000779be" style:font-size-asian="10pt" style:font-style-asian="italic" style:font-size-complex="10pt" style:font-style-complex="italic"/>
    </style:style>
    <style:style style:name="T45" style:family="text">
      <style:text-properties style:text-position="0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style:text-position="0% 100%"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style:text-position="0% 100%" fo:font-size="10pt" fo:font-style="normal" fo:font-weight="normal" officeooo:rsid="00191027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text-position="0% 100%" fo:font-size="10pt" fo:font-style="normal" fo:font-weight="normal" officeooo:rsid="0029af09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style:text-position="0% 100%" fo:font-size="10pt" fo:font-style="normal" fo:font-weight="normal" officeooo:rsid="002ba9c4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text-position="0% 100%"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text-position="0% 100%" fo:font-size="10pt" fo:font-style="normal" fo:font-weight="normal" officeooo:rsid="008783ad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style:text-position="0% 100%" fo:font-size="10pt" fo:font-style="normal" fo:font-weight="normal" officeooo:rsid="008a2dda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text-position="0% 100%" fo:font-size="10pt" fo:font-style="normal" fo:font-weight="normal" officeooo:rsid="008e2fcb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style:text-position="0% 100%" fo:font-size="10pt" fo:font-style="normal" fo:font-weight="normal" officeooo:rsid="0043ce2b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style:text-position="0% 100%" fo:font-size="10pt" fo:font-style="normal" fo:font-weight="normal" officeooo:rsid="00445260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style:text-position="0% 100%" fo:font-size="10pt" fo:font-style="normal" fo:font-weight="normal" officeooo:rsid="0044f31a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style:text-position="0% 100%" fo:font-size="10pt" fo:font-style="normal" fo:font-weight="normal" officeooo:rsid="0046e31a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style:text-position="0% 100%" fo:font-size="10pt" fo:font-style="normal" fo:font-weight="normal" officeooo:rsid="00189909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style:text-position="0% 100%" fo:font-size="10pt" fo:font-style="normal" fo:font-weight="normal" officeooo:rsid="001e4030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style:text-position="0% 100%" fo:font-size="10pt" fo:font-style="normal" fo:font-weight="normal" officeooo:rsid="004b0d12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style:text-position="0% 100%" fo:font-size="10pt" fo:font-style="normal" fo:font-weight="normal" officeooo:rsid="005038a1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style:text-position="0% 100%" fo:font-size="10pt" fo:font-style="normal" fo:font-weight="normal" officeooo:rsid="002d4c69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style:text-position="0% 100%" fo:font-size="10pt" fo:font-style="normal" fo:font-weight="normal" officeooo:rsid="0008b557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style:text-position="0% 100%" fo:font-size="10pt" fo:font-style="normal" fo:font-weight="normal" officeooo:rsid="0062bfdb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style:text-position="0% 100%" fo:font-size="10pt" fo:font-style="normal" fo:font-weight="normal" officeooo:rsid="006bf663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style:text-position="0% 100%" fo:font-size="10pt" fo:font-style="normal" fo:font-weight="normal" officeooo:rsid="0080b175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style:text-position="0% 100%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68" style:family="text">
      <style:text-properties style:text-position="0% 100%" officeooo:rsid="001e4220"/>
    </style:style>
    <style:style style:name="T69" style:family="text">
      <style:text-properties style:text-position="0% 100%" officeooo:rsid="00585e5b"/>
    </style:style>
    <style:style style:name="T70" style:family="text">
      <style:text-properties style:text-position="0% 100%" officeooo:rsid="0052ff84"/>
    </style:style>
    <style:style style:name="T71" style:family="text">
      <style:text-properties style:text-position="0% 100%" officeooo:rsid="000779be"/>
    </style:style>
    <style:style style:name="T72" style:family="text">
      <style:text-properties style:text-position="0% 100%" officeooo:rsid="007f00d6"/>
    </style:style>
    <style:style style:name="T73" style:family="text">
      <style:text-properties style:text-position="0% 100%" officeooo:rsid="00746c5e"/>
    </style:style>
    <style:style style:name="T74" style:family="text">
      <style:text-properties fo:font-size="13pt" fo:font-style="italic" fo:font-weight="bold" officeooo:rsid="001ce812" style:font-size-asian="13pt" style:font-style-asian="italic" style:font-weight-asian="bold" style:font-size-complex="13pt" style:font-style-complex="italic" style:font-weight-complex="bold"/>
    </style:style>
    <style:style style:name="T75" style:family="text">
      <style:text-properties fo:font-size="13pt" fo:font-style="italic" fo:font-weight="bold" officeooo:rsid="0029af09" style:font-size-asian="13pt" style:font-style-asian="italic" style:font-weight-asian="bold" style:font-size-complex="13pt" style:font-style-complex="italic" style:font-weight-complex="bold"/>
    </style:style>
    <style:style style:name="T76" style:family="text">
      <style:text-properties fo:font-size="13pt" fo:font-style="italic" officeooo:rsid="001ce812" style:font-size-asian="13pt" style:font-style-asian="italic" style:font-size-complex="13pt" style:font-style-complex="italic"/>
    </style:style>
    <style:style style:name="T77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font-size="10pt" fo:font-style="normal" fo:font-weight="normal" officeooo:rsid="001ce812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fo:font-size="10pt" fo:font-style="normal" fo:font-weight="normal" officeooo:rsid="00846eb6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fo:font-size="10pt" fo:font-style="normal" fo:font-weight="normal" officeooo:rsid="007fedb6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fo:font-size="10pt" fo:font-style="normal" fo:font-weight="normal" officeooo:rsid="00430ec0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fo:font-size="10pt" fo:font-style="normal" fo:font-weight="normal" officeooo:rsid="007b4cd3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font-size="10pt" fo:font-style="normal" fo:font-weight="normal" officeooo:rsid="003a63bc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fo:font-size="10pt" fo:font-style="normal" fo:font-weight="normal" officeooo:rsid="008e2fcb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fo:font-size="10pt" fo:font-style="normal" fo:font-weight="normal" officeooo:rsid="0019b343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fo:font-size="10pt" fo:font-style="normal" fo:font-weight="normal" officeooo:rsid="003ccd98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fo:font-size="10pt" fo:font-style="normal" fo:font-weight="normal" officeooo:rsid="003e8c92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fo:font-size="10pt" fo:font-style="normal" fo:font-weight="normal" officeooo:rsid="0040caad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fo:font-size="10pt" fo:font-style="normal" fo:font-weight="normal" officeooo:rsid="00627b79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fo:font-size="10pt" fo:font-style="normal" fo:font-weight="normal" officeooo:rsid="0064c53c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fo:font-size="10pt" fo:font-style="normal" fo:font-weight="normal" officeooo:rsid="006bf663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b2b2b2" officeooo:rsid="000a7d16"/>
    </style:style>
    <style:style style:name="T95" style:family="text">
      <style:text-properties fo:color="#b2b2b2" style:text-position="0% 100%" fo:font-size="10pt" fo:font-style="normal" fo:font-weight="normal" officeooo:rsid="002d4c69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officeooo:rsid="001e4220"/>
    </style:style>
    <style:style style:name="T97" style:family="text">
      <style:text-properties officeooo:rsid="007f00d6"/>
    </style:style>
    <style:style style:name="T98" style:family="text">
      <style:text-properties style:use-window-font-color="true" style:text-position="0% 100%" fo:font-style="normal" fo:font-weight="normal" officeooo:rsid="0040caad" fo:background-color="transparent" loext:char-shading-value="0" style:font-style-asian="normal" style:font-weight-asian="normal" style:font-style-complex="normal" style:font-weight-complex="normal"/>
    </style:style>
    <style:style style:name="T99" style:family="text">
      <style:text-properties style:use-window-font-color="true" style:text-position="0% 100%" fo:font-style="normal" fo:font-weight="normal" officeooo:rsid="008e2fcb" fo:background-color="transparent" loext:char-shading-value="0" style:font-style-asian="normal" style:font-weight-asian="normal" style:font-style-complex="normal" style:font-weight-complex="normal"/>
    </style:style>
    <style:style style:name="T100" style:family="text">
      <style:text-properties style:use-window-font-color="true" style:text-position="0% 100%" fo:font-style="normal" fo:font-weight="normal" officeooo:rsid="006c6707" fo:background-color="transparent" loext:char-shading-value="0" style:font-style-asian="normal" style:font-weight-asian="normal" style:font-style-complex="normal" style:font-weight-complex="normal"/>
    </style:style>
    <style:style style:name="T101" style:family="text">
      <style:text-properties style:use-window-font-color="true" style:text-position="0% 100%" fo:font-style="normal" fo:font-weight="normal" officeooo:rsid="006f1a20" fo:background-color="transparent" loext:char-shading-value="0" style:font-style-asian="normal" style:font-weight-asian="normal" style:font-style-complex="normal" style:font-weight-complex="normal"/>
    </style:style>
    <style:style style:name="T102" style:family="text">
      <style:text-properties style:use-window-font-color="true" style:text-position="0% 100%" style:font-name="Liberation Mono" fo:font-size="10pt" fo:font-style="normal" fo:font-weight="normal" officeooo:rsid="000a7d16" fo:background-color="#ffffff" loext:char-shading-value="0" style:font-name-asian="Nimbus Mono L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03" style:family="text">
      <style:text-properties style:use-window-font-color="true" style:text-position="0% 100%" style:font-name="Liberation Mono" fo:font-size="10pt" fo:font-style="normal" fo:font-weight="normal" officeooo:rsid="00207b72" fo:background-color="#ffffff" loext:char-shading-value="0" style:font-name-asian="Nimbus Mono L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04" style:family="text">
      <style:text-properties style:use-window-font-color="true" style:text-position="0% 100%" fo:background-color="transparent" loext:char-shading-value="0"/>
    </style:style>
    <style:style style:name="T105" style:family="text">
      <style:text-properties style:use-window-font-color="true" style:text-position="0% 100%" officeooo:rsid="003ccd98" fo:background-color="transparent" loext:char-shading-value="0"/>
    </style:style>
    <style:style style:name="T106" style:family="text">
      <style:text-properties style:use-window-font-color="true" style:text-position="0% 100%" officeooo:rsid="00746c5e" fo:background-color="transparent" loext:char-shading-value="0"/>
    </style:style>
    <style:style style:name="T107" style:family="text">
      <style:text-properties style:use-window-font-color="true" style:text-position="0% 100%" officeooo:rsid="0075b1f4" fo:background-color="transparent" loext:char-shading-value="0"/>
    </style:style>
    <style:style style:name="T108" style:family="text">
      <style:text-properties style:use-window-font-color="true" style:text-position="0% 100%" officeooo:rsid="008e2fcb" fo:background-color="transparent" loext:char-shading-value="0"/>
    </style:style>
    <style:style style:name="T109" style:family="text">
      <style:text-properties style:use-window-font-color="true" style:text-position="0% 100%" officeooo:rsid="007118bd" fo:background-color="transparent" loext:char-shading-value="0"/>
    </style:style>
    <style:style style:name="T110" style:family="text">
      <style:text-properties style:use-window-font-color="true" style:text-position="0% 100%" officeooo:rsid="0046e31a" fo:background-color="transparent" loext:char-shading-value="0"/>
    </style:style>
    <style:style style:name="T111" style:family="text">
      <style:text-properties style:use-window-font-color="true" style:text-position="0% 100%" officeooo:rsid="0043ce2b" fo:background-color="transparent" loext:char-shading-value="0"/>
    </style:style>
    <style:style style:name="T112" style:family="text">
      <style:text-properties style:use-window-font-color="true" style:text-position="0% 100%" officeooo:rsid="0075b1f4"/>
    </style:style>
    <style:style style:name="T113" style:family="text">
      <style:text-properties style:use-window-font-color="true" style:text-position="0% 100%" officeooo:rsid="001e4030"/>
    </style:style>
    <style:style style:name="T114" style:family="text">
      <style:text-properties style:use-window-font-color="true" style:text-position="0% 100%" officeooo:rsid="007118bd"/>
    </style:style>
    <style:style style:name="T115" style:family="text">
      <style:text-properties style:use-window-font-color="true" style:text-position="0% 100%" officeooo:rsid="008a2dda"/>
    </style:style>
    <style:style style:name="T116" style:family="text">
      <style:text-properties style:use-window-font-color="true" style:text-position="0% 100%" officeooo:rsid="008783ad"/>
    </style:style>
    <style:style style:name="T117" style:family="text">
      <style:text-properties style:use-window-font-color="true" style:text-position="0% 100%" officeooo:rsid="004b0d12"/>
    </style:style>
    <style:style style:name="T118" style:family="text">
      <style:text-properties style:use-window-font-color="true" style:text-position="0% 100%" officeooo:rsid="00189909"/>
    </style:style>
    <style:style style:name="T119" style:family="text">
      <style:text-properties style:use-window-font-color="true" style:text-position="0% 100%" officeooo:rsid="00746c5e"/>
    </style:style>
    <style:style style:name="T120" style:family="text">
      <style:text-properties style:use-window-font-color="true" officeooo:rsid="000a7d16"/>
    </style:style>
    <style:style style:name="T121" style:family="text">
      <style:text-properties style:use-window-font-color="true" style:text-position="sub 58%" fo:background-color="transparent" loext:char-shading-value="0"/>
    </style:style>
    <style:style style:name="T122" style:family="text">
      <style:text-properties style:use-window-font-color="true" style:text-position="sub 58%" officeooo:rsid="007f00d6" fo:background-color="transparent" loext:char-shading-value="0"/>
    </style:style>
    <style:style style:name="T123" style:family="text">
      <style:text-properties style:use-window-font-color="true" style:text-position="sub 58%" officeooo:rsid="00746c5e" fo:background-color="transparent" loext:char-shading-value="0"/>
    </style:style>
    <style:style style:name="T124" style:family="text">
      <style:text-properties style:use-window-font-color="true" style:text-position="sub 58%" officeooo:rsid="007118bd" fo:background-color="transparent" loext:char-shading-value="0"/>
    </style:style>
    <style:style style:name="T125" style:family="text">
      <style:text-properties style:use-window-font-color="true" style:text-position="sub 58%" officeooo:rsid="003f522a" fo:background-color="transparent" loext:char-shading-value="0"/>
    </style:style>
    <style:style style:name="T126" style:family="text">
      <style:text-properties style:use-window-font-color="true" style:text-position="sub 58%" officeooo:rsid="0075b1f4" fo:background-color="transparent" loext:char-shading-value="0"/>
    </style:style>
    <style:style style:name="T127" style:family="text">
      <style:text-properties style:use-window-font-color="true" style:text-position="sub 58%" officeooo:rsid="00846eb6" fo:background-color="transparent" loext:char-shading-value="0"/>
    </style:style>
    <style:style style:name="T128" style:family="text">
      <style:text-properties style:use-window-font-color="true" style:text-position="sub 58%" officeooo:rsid="004b0d12"/>
    </style:style>
    <style:style style:name="T129" style:family="text">
      <style:text-properties style:use-window-font-color="true" style:text-position="sub 58%" officeooo:rsid="007118bd"/>
    </style:style>
    <style:style style:name="T130" style:family="text">
      <style:text-properties style:use-window-font-color="true" style:text-position="sub 58%" officeooo:rsid="003f522a"/>
    </style:style>
    <style:style style:name="T131" style:family="text">
      <style:text-properties style:use-window-font-color="true" style:text-position="sub 58%" officeooo:rsid="0075b1f4"/>
    </style:style>
    <style:style style:name="T132" style:family="text">
      <style:text-properties style:use-window-font-color="true" style:text-position="sub 58%" officeooo:rsid="007f00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yntactic Transformation To Monadic Form</text:p>
      <text:p text:style-name="P13"/>
      <text:p text:style-name="P13"/>
      <text:list xml:id="list189031083368965774" text:style-name="L1">
        <text:list-item>
          <text:p text:style-name="P57">Expressions:</text:p>
        </text:list-item>
      </text:list>
      <text:p text:style-name="P25"/>
      <text:p text:style-name="P25"/>
      <text:p text:style-name="P10"><text:span text:style-name="T25"><text:s text:c="3"/>------ </text:span><text:span text:style-name="T29">exp</text:span><text:span text:style-name="T26"> -------</text:span></text:p>
      <text:list xml:id="list133340570686207" text:continue-numbering="true" text:style-name="L1">
        <text:list-header>
          <text:p text:style-name="P57"><text:s/></text:p>
        </text:list-header>
      </text:list>
      <text:p text:style-name="P12"><text:span text:style-name="T96">desugar</text:span><text:span text:style-name="T21">&lt;exp&gt; </text:span><text:span text:style-name="T68">:: </text:span><text:span text:style-name="T69">E</text:span><text:span text:style-name="T70">xp → </text:span><text:span text:style-name="T71">Exp</text:span></text:p>
      <text:p text:style-name="P20"><text:s/></text:p>
      <text:p text:style-name="P20"/>
      <text:p text:style-name="P2"><text:span text:style-name="T26">desugar</text:span><text:span text:style-name="T6">&lt;exp&gt; </text:span><text:span text:style-name="T27">exp = </text:span><text:span text:style-name="T26">desugar</text:span><text:span text:style-name="T6">&lt;</text:span><text:span text:style-name="T4">l</text:span><text:span text:style-name="T6">exp&gt; </text:span><text:span text:style-name="T27">exp</text:span><text:span text:style-name="T98"> </text:span><text:span text:style-name="T100">&gt;&gt;= \h →</text:span><text:span text:style-name="T99"> </text:span><text:span text:style-name="T101">return </text:span><text:span text:style-name="T98">h</text:span><text:span text:style-name="T99"> </text:span></text:p>
      <text:p text:style-name="P22"/>
      <text:p text:style-name="P22"/>
      <text:p text:style-name="P1"><text:span text:style-name="T28"><text:s text:c="3"/>------- </text:span><text:span text:style-name="T29">lexp</text:span><text:span text:style-name="T26"> -------</text:span></text:p>
      <text:p text:style-name="P21"/>
      <text:p text:style-name="P42"><text:span text:style-name="T41">desugar</text:span><text:span text:style-name="T10">&lt;</text:span><text:span text:style-name="T11">l</text:span><text:span text:style-name="T10">exp&gt; </text:span><text:span text:style-name="T41">:: </text:span><text:span text:style-name="T42">E</text:span><text:span text:style-name="T43">xp → </text:span><text:span text:style-name="T44">Exp</text:span><text:span text:style-name="T76"> </text:span></text:p>
      <text:p text:style-name="P23"/>
      <text:p text:style-name="P23"/>
      <text:p text:style-name="P40"/>
      <text:p text:style-name="P38"><text:span text:style-name="T74"><text:s text:c="2"/></text:span><text:span text:style-name="T78">-------</text:span><text:span text:style-name="T84">l</text:span><text:span text:style-name="T80">exp:</text:span><text:span text:style-name="T78"> </text:span><text:span text:style-name="T82">fexp</text:span><text:span text:style-name="T81"> -------</text:span></text:p>
      <text:p text:style-name="P4"/>
      <text:p text:style-name="P6"><text:s/><text:span text:style-name="T24">desugar</text:span><text:span text:style-name="T2">&lt;</text:span><text:span text:style-name="T22">l</text:span><text:span text:style-name="T2">exp&gt; </text:span><text:span text:style-name="T72">fexp </text:span><text:span text:style-name="T73">= firstDesugar</text:span><text:span text:style-name="T2">&lt;</text:span><text:span text:style-name="T23">f</text:span><text:span text:style-name="T2">exp&gt; </text:span><text:span text:style-name="T73">fexp</text:span></text:p>
      <text:p text:style-name="P59"/>
      <text:p text:style-name="P59"/>
      <text:p text:style-name="P6"><text:span text:style-name="T73"><text:s/>firstDesugar</text:span><text:span text:style-name="T2">&lt;</text:span><text:span text:style-name="T23">f</text:span><text:span text:style-name="T2">exp&gt; </text:span><text:span text:style-name="T105">literal</text:span><text:span text:style-name="T73">= return <text:s/></text:span><text:span text:style-name="T105">literal</text:span></text:p>
      <text:p text:style-name="P60"/>
      <text:p text:style-name="P6"><text:span text:style-name="T105"><text:s/></text:span><text:span text:style-name="T106">firstDesugar</text:span><text:span text:style-name="T121">&lt;</text:span><text:span text:style-name="T122">f</text:span><text:span text:style-name="T121">exp&gt; </text:span><text:span text:style-name="T106">qvar = qvar</text:span></text:p>
      <text:p text:style-name="P61"/>
      <text:p text:style-name="P7"><text:span text:style-name="T106"><text:s/>firstDesugar</text:span><text:span text:style-name="T123">&lt;</text:span><text:span text:style-name="T122">f</text:span><text:span text:style-name="T123">exp&gt; </text:span><text:span text:style-name="T106">gcon = gcon </text:span></text:p>
      <text:p text:style-name="P7"><text:span text:style-name="T106"/></text:p>
      <text:p text:style-name="P65"><text:span text:style-name="T106"><text:s/>firstDesugar</text:span><text:span text:style-name="T123">&lt;</text:span><text:span text:style-name="T122">f</text:span><text:span text:style-name="T123">exp&gt; </text:span><text:span text:style-name="T104">(</text:span><text:span text:style-name="T110">exp</text:span><text:span text:style-name="T104">) </text:span><text:span text:style-name="T111">= </text:span><text:span text:style-name="T104">desugar</text:span><text:span text:style-name="T121">&lt;</text:span><text:span text:style-name="T127">l</text:span><text:span text:style-name="T121">exp’&gt;</text:span><text:span text:style-name="T104"> </text:span><text:span text:style-name="T110">exp</text:span></text:p>
      <text:p text:style-name="P62"/>
      <text:p text:style-name="P7"><text:span text:style-name="T106"><text:s/>firstDesugar</text:span><text:span text:style-name="T121">&lt;</text:span><text:span text:style-name="T122">f</text:span><text:span text:style-name="T121">exp&gt; </text:span><text:span text:style-name="T105">(f</text:span><text:span text:style-name="T108">exp </text:span><text:span text:style-name="T105">literal)</text:span><text:span text:style-name="T108"> = </text:span><text:span text:style-name="T109">desugar</text:span><text:span text:style-name="T124">&lt;</text:span><text:span text:style-name="T125">l</text:span><text:span text:style-name="T124">exp’&gt; </text:span><text:span text:style-name="T105">fexp litera</text:span><text:span text:style-name="T107">l</text:span></text:p>
      <text:p text:style-name="P62"><text:s/></text:p>
      <text:p text:style-name="P7"><text:span text:style-name="T106"><text:s/>firstDesugar</text:span><text:span text:style-name="T121">&lt;</text:span><text:span text:style-name="T122">f</text:span><text:span text:style-name="T121">exp&gt; </text:span><text:span text:style-name="T105">(f</text:span><text:span text:style-name="T108">exp </text:span><text:span text:style-name="T107">qvar</text:span><text:span text:style-name="T105">)</text:span><text:span text:style-name="T108"> = </text:span><text:span text:style-name="T109">desugar</text:span><text:span text:style-name="T124">&lt;</text:span><text:span text:style-name="T125">l</text:span><text:span text:style-name="T124">exp’&gt; </text:span><text:span text:style-name="T105">fexp </text:span><text:span text:style-name="T107">qvar</text:span></text:p>
      <text:p text:style-name="P63"/>
      <text:p text:style-name="P7"><text:span text:style-name="T106"><text:s/>firstDesugar</text:span><text:span text:style-name="T126">&lt;</text:span><text:span text:style-name="T122">f</text:span><text:span text:style-name="T126">exp&gt; </text:span><text:span text:style-name="T105">(f</text:span><text:span text:style-name="T108">exp </text:span><text:span text:style-name="T107">gcon</text:span><text:span text:style-name="T105">)</text:span><text:span text:style-name="T108"> = </text:span><text:span text:style-name="T109">desugar</text:span><text:span text:style-name="T124">&lt;</text:span><text:span text:style-name="T125">l</text:span><text:span text:style-name="T124">exp’&gt; </text:span><text:span text:style-name="T105">fexp </text:span><text:span text:style-name="T107">gcon</text:span></text:p>
      <text:p text:style-name="P63"/>
      <text:p text:style-name="P7"><text:span text:style-name="T106"><text:s/>firstDesugar</text:span><text:span text:style-name="T126">&lt;</text:span><text:span text:style-name="T122">f</text:span><text:span text:style-name="T126">exp&gt; </text:span><text:span text:style-name="T105">(f</text:span><text:span text:style-name="T108">exp </text:span><text:span text:style-name="T105">literal)</text:span><text:span text:style-name="T108"> = </text:span><text:span text:style-name="T109">desugar</text:span><text:span text:style-name="T124">&lt;</text:span><text:span text:style-name="T125">l</text:span><text:span text:style-name="T124">exp’&gt; </text:span><text:span text:style-name="T105">fexp litera</text:span><text:span text:style-name="T107">l</text:span></text:p>
      <text:p text:style-name="P63"/>
      <text:p text:style-name="P9"><text:span text:style-name="T119"><text:s/>firstDesugar</text:span><text:span text:style-name="T131">&lt;</text:span><text:span text:style-name="T132">f</text:span><text:span text:style-name="T131">exp&gt; </text:span><text:span text:style-name="T112">(fexp </text:span><text:span text:style-name="T113">(exp)</text:span><text:span text:style-name="T112">)= </text:span><text:span text:style-name="T114"><text:s/></text:span><text:span text:style-name="T115">exp</text:span><text:span text:style-name="T114"> </text:span><text:span text:style-name="T116">&gt;&gt;= \</text:span><text:span text:style-name="T117">e</text:span><text:span text:style-name="T116">x</text:span><text:span text:style-name="T128">i</text:span><text:span text:style-name="T116"> → </text:span><text:span text:style-name="T114">desugar</text:span><text:span text:style-name="T129">&lt;</text:span><text:span text:style-name="T130">l</text:span><text:span text:style-name="T129">exp’&gt;</text:span><text:span text:style-name="T114"> fexp </text:span><text:span text:style-name="T117">e</text:span><text:span text:style-name="T118">x</text:span><text:span text:style-name="T128">i </text:span></text:p>
      <text:p text:style-name="P60"/>
      <text:p text:style-name="P4"/>
      <text:p text:style-name="P26"><text:span text:style-name="T96"><text:s/>desugar</text:span><text:span text:style-name="T21">&lt;</text:span><text:span text:style-name="T22">l</text:span><text:span text:style-name="T21">exp’&gt; </text:span><text:span text:style-name="T97">fexp = desugar</text:span><text:span text:style-name="T21">&lt;</text:span><text:span text:style-name="T23">f</text:span><text:span text:style-name="T21">exp&gt; </text:span><text:span text:style-name="T97">fexp</text:span><text:span text:style-name="T21"> </text:span></text:p>
      <text:p text:style-name="P24"/>
      <text:p text:style-name="P24"/>
      <text:p text:style-name="P56"/>
      <text:p text:style-name="P36"><text:span text:style-name="T74"><text:s text:c="2"/></text:span><text:span text:style-name="T78">------- </text:span><text:span text:style-name="T82">fexp</text:span><text:span text:style-name="T81"> -------</text:span></text:p>
      <text:p text:style-name="P8"/>
      <text:p text:style-name="P43"><text:span text:style-name="T46">d</text:span><text:span text:style-name="T50">esugar</text:span><text:span text:style-name="T16">&lt;</text:span><text:span text:style-name="T15">f</text:span><text:span text:style-name="T16">exp&gt; <text:s/></text:span><text:span text:style-name="T53">aexp = <text:s/></text:span><text:span text:style-name="T50">desugar</text:span><text:span text:style-name="T16">&lt;aexp&gt; </text:span><text:span text:style-name="T50">aexp </text:span></text:p>
      <text:p text:style-name="P44"/>
      <text:p text:style-name="P49"><text:span text:style-name="T81">d</text:span><text:span text:style-name="T85">esugar</text:span><text:span text:style-name="T16">&lt;</text:span><text:span text:style-name="T15">f</text:span><text:span text:style-name="T16">exp&gt; <text:s/></text:span><text:span text:style-name="T88">(f</text:span><text:span text:style-name="T86">exp </text:span><text:span text:style-name="T88">literal)</text:span><text:span text:style-name="T86"> = </text:span><text:span text:style-name="T85">desugar</text:span><text:span text:style-name="T16">&lt;</text:span><text:span text:style-name="T19">l</text:span><text:span text:style-name="T16">exp’&gt; </text:span><text:span text:style-name="T88">fexp literal </text:span><text:span text:style-name="T92">&gt;&gt;= \h → </text:span><text:span text:style-name="T93">h</text:span></text:p>
      <text:p text:style-name="P45"/>
      <text:p text:style-name="P50"><text:span text:style-name="T81">d</text:span><text:span text:style-name="T85">esugar</text:span><text:span text:style-name="T16">&lt;</text:span><text:span text:style-name="T15">f</text:span><text:span text:style-name="T16">exp&gt; <text:s/></text:span><text:span text:style-name="T88">(f</text:span><text:span text:style-name="T86">exp </text:span><text:span text:style-name="T88">qvar)</text:span><text:span text:style-name="T86"> = </text:span><text:span text:style-name="T87"><text:s/></text:span><text:span text:style-name="T85">desugar</text:span><text:span text:style-name="T16">&lt;</text:span><text:span text:style-name="T19">l</text:span><text:span text:style-name="T16">exp’&gt; </text:span><text:span text:style-name="T88">fexp</text:span><text:span text:style-name="T90"> qvar </text:span><text:span text:style-name="T91">&gt;&gt;= \</text:span><text:span text:style-name="T92">h</text:span><text:span text:style-name="T91"> → </text:span><text:span text:style-name="T93">h</text:span><text:span text:style-name="T91"> </text:span><text:span text:style-name="T90"><text:s/></text:span></text:p>
      <text:p text:style-name="P45"/>
      <text:p text:style-name="P51"><text:span text:style-name="T81">d</text:span><text:span text:style-name="T85">esugar</text:span><text:span text:style-name="T16">&lt;</text:span><text:span text:style-name="T15">f</text:span><text:span text:style-name="T16">exp&gt; <text:s/></text:span><text:span text:style-name="T88">(f</text:span><text:span text:style-name="T86">exp </text:span><text:span text:style-name="T89">gcon</text:span><text:span text:style-name="T88">)</text:span><text:span text:style-name="T86"> = </text:span><text:span text:style-name="T87"><text:s/></text:span><text:span text:style-name="T85">desugar</text:span><text:span text:style-name="T16">&lt;</text:span><text:span text:style-name="T19">l</text:span><text:span text:style-name="T16">exp’&gt; </text:span><text:span text:style-name="T88">fexp </text:span><text:span text:style-name="T89">gcon </text:span><text:span text:style-name="T91">&gt;&gt;= \</text:span><text:span text:style-name="T92">h</text:span><text:span text:style-name="T91"> → </text:span><text:span text:style-name="T93">h</text:span><text:span text:style-name="T91"> </text:span><text:span text:style-name="T90"><text:s/></text:span></text:p>
      <text:p text:style-name="P30"/>
      <text:p text:style-name="P37"><text:span text:style-name="T81">d</text:span><text:span text:style-name="T77">esugar</text:span><text:span text:style-name="T12">&lt;</text:span><text:span text:style-name="T15">f</text:span><text:span text:style-name="T12">exp&gt; </text:span><text:span text:style-name="T45">(fexp </text:span><text:span text:style-name="T59">(exp)</text:span><text:span text:style-name="T45">)= </text:span><text:span text:style-name="T50"><text:s/></text:span><text:span text:style-name="T52">exp</text:span><text:span text:style-name="T50"> </text:span><text:span text:style-name="T51">&gt;&gt;= \</text:span><text:span text:style-name="T60">e</text:span><text:span text:style-name="T51">x</text:span><text:span text:style-name="T20">i</text:span><text:span text:style-name="T51"> → </text:span><text:span text:style-name="T50">desugar</text:span><text:span text:style-name="T16">&lt;</text:span><text:span text:style-name="T19">l</text:span><text:span text:style-name="T16">exp’&gt;</text:span><text:span text:style-name="T50"> fexp </text:span><text:span text:style-name="T60">e</text:span><text:span text:style-name="T58">x</text:span><text:span text:style-name="T20">i </text:span><text:span text:style-name="T64">&gt;&gt;= \h → </text:span><text:span text:style-name="T65">h</text:span></text:p>
      <text:p text:style-name="P32"/>
      <text:p text:style-name="P33"/>
      <text:p text:style-name="P29"><text:soft-page-break/></text:p>
      <text:p text:style-name="P19"/>
      <text:p text:style-name="P18"><text:span text:style-name="T77"><text:s text:c="2"/>------- </text:span><text:span text:style-name="T83">a</text:span><text:span text:style-name="T82">exp</text:span><text:span text:style-name="T81"> -------</text:span></text:p>
      <text:p text:style-name="P18"/>
      <text:p text:style-name="P36"><text:span text:style-name="T81">desugar</text:span><text:span text:style-name="T13">&lt;</text:span><text:span text:style-name="T17">a</text:span><text:span text:style-name="T13">exp&gt;</text:span><text:span text:style-name="T46"> </text:span><text:span text:style-name="T54">literal</text:span><text:span text:style-name="T46"> </text:span><text:span text:style-name="T54">= literal</text:span></text:p>
      <text:p text:style-name="P31"/>
      <text:p text:style-name="P36"><text:span text:style-name="T46">desugar</text:span><text:span text:style-name="T13">&lt;</text:span><text:span text:style-name="T17">a</text:span><text:span text:style-name="T13">exp&gt;</text:span><text:span text:style-name="T46"> </text:span><text:span text:style-name="T55">qvar</text:span><text:span text:style-name="T46"> </text:span><text:span text:style-name="T54">= </text:span><text:span text:style-name="T55">qvar</text:span></text:p>
      <text:p text:style-name="P31"/>
      <text:p text:style-name="P36"><text:span text:style-name="T46">desugar</text:span><text:span text:style-name="T13">&lt;</text:span><text:span text:style-name="T17">a</text:span><text:span text:style-name="T13">exp&gt;</text:span><text:span text:style-name="T46"> </text:span><text:span text:style-name="T56">gcon</text:span><text:span text:style-name="T46"> </text:span><text:span text:style-name="T54">= </text:span><text:span text:style-name="T56">gcon</text:span></text:p>
      <text:p text:style-name="P31"/>
      <text:p text:style-name="P36"><text:span text:style-name="T46">desugar</text:span><text:span text:style-name="T13">&lt;</text:span><text:span text:style-name="T17">a</text:span><text:span text:style-name="T13">exp&gt;</text:span><text:span text:style-name="T46"> (</text:span><text:span text:style-name="T57">exp</text:span><text:span text:style-name="T46">) </text:span><text:span text:style-name="T54">= </text:span><text:span text:style-name="T66">(</text:span><text:span text:style-name="T46">desugar</text:span><text:span text:style-name="T13">&lt;</text:span><text:span text:style-name="T18">l</text:span><text:span text:style-name="T13">exp’&gt;</text:span><text:span text:style-name="T46"> </text:span><text:span text:style-name="T57">exp</text:span><text:span text:style-name="T66">)</text:span></text:p>
      <text:p text:style-name="P34"/>
      <text:p text:style-name="P15"/>
      <text:p text:style-name="P39"><text:span text:style-name="T74"><text:s text:c="2"/></text:span><text:span text:style-name="T78">-------</text:span><text:span text:style-name="T79">l</text:span><text:span text:style-name="T80">exp:</text:span><text:span text:style-name="T78"> </text:span><text:span text:style-name="T81">let decls in exp -------</text:span></text:p>
      <text:p text:style-name="P5"/>
      <text:p text:style-name="P5"><text:tab/></text:p>
      <text:p text:style-name="P11"><text:span text:style-name="T1">desugar</text:span><text:span text:style-name="T3">&lt;</text:span><text:span text:style-name="T4">l</text:span><text:span text:style-name="T3">exp&gt;</text:span><text:span text:style-name="T25"> (let decls in exp) = desugar</text:span><text:span text:style-name="T3">&lt;dcl</text:span><text:span text:style-name="T5">r</text:span><text:span text:style-name="T3">s&gt; </text:span><text:span text:style-name="T25">decls exp </text:span></text:p>
      <text:p text:style-name="P17"/>
      <text:p text:style-name="P17"/>
      <text:p text:style-name="P17"/>
      <text:p text:style-name="P17"/>
      <text:list xml:id="list8005262154406470701" text:style-name="L2">
        <text:list-item>
          <text:p text:style-name="P58">Declarations</text:p>
        </text:list-item>
      </text:list>
      <text:p text:style-name="P17"/>
      <text:p text:style-name="P17"/>
      <text:p text:style-name="P3"><text:span text:style-name="T28"><text:s text:c="2"/>------- <text:s/></text:span><text:span text:style-name="T30">dclrs </text:span><text:span text:style-name="T25">-------</text:span></text:p>
      <text:p text:style-name="P28"/>
      <text:p text:style-name="P54"><text:span text:style-name="T37"><text:s text:c="4"/>desugar</text:span><text:span text:style-name="T7">&lt;dcl</text:span><text:span text:style-name="T8">r</text:span><text:span text:style-name="T9">s</text:span><text:span text:style-name="T7">&gt; :: </text:span><text:span text:style-name="T38">D</text:span><text:span text:style-name="T39">clr</text:span><text:span text:style-name="T40">s</text:span><text:span text:style-name="T39"> → </text:span><text:span text:style-name="T40">Exp</text:span><text:span text:style-name="T39"> </text:span></text:p>
      <text:p text:style-name="P27"><text:span text:style-name="T120"><text:s text:c="2"/></text:span><text:span text:style-name="T94"><text:s text:c="6"/></text:span></text:p>
      <text:p text:style-name="P52"><text:span text:style-name="T67"><text:s text:c="3"/></text:span><text:span text:style-name="T25">desugar</text:span><text:span text:style-name="T3">&lt;dcl</text:span><text:span text:style-name="T5">r</text:span><text:span text:style-name="T3">s&gt; </text:span><text:span text:style-name="T31">(dclr1; … ; dclrn) = desugar</text:span><text:span text:style-name="T5">&lt;dclr&gt; </text:span><text:span text:style-name="T32">declr1 </text:span><text:span text:style-name="T35"><text:s/></text:span><text:span text:style-name="T32">… <text:s/></text:span><text:span text:style-name="T35"><text:s/></text:span><text:span text:style-name="T31">desugar</text:span><text:span text:style-name="T5">&lt;dclr&gt; </text:span><text:span text:style-name="T32">declr</text:span><text:span text:style-name="T33">n</text:span></text:p>
      <text:p text:style-name="P52"><text:span text:style-name="T31"><text:s text:c="26"/></text:span><text:span text:style-name="T34">| <text:s/>(;) = </text:span><text:span text:style-name="T36">\_ -&gt;</text:span><text:span text:style-name="T35"> </text:span></text:p>
      <text:p text:style-name="P46"/>
      <text:p text:style-name="P46"/>
      <text:p text:style-name="P46"/>
      <text:p text:style-name="P46"/>
      <text:p text:style-name="P53"><text:span text:style-name="T28"><text:s text:c="3"/>------- <text:s/></text:span><text:span text:style-name="T30">dclr </text:span><text:span text:style-name="T34">-------</text:span></text:p>
      <text:p text:style-name="P48"/>
      <text:p text:style-name="P47"/>
      <text:p text:style-name="P55"><text:span text:style-name="T81"><text:s text:c="5"/></text:span><text:span text:style-name="T46">desugar</text:span><text:span text:style-name="T13">&lt;dcl</text:span><text:span text:style-name="T14">r</text:span><text:span text:style-name="T13">&gt; <text:s/></text:span><text:span text:style-name="T47">(funlhs | pat) </text:span><text:span text:style-name="T61">(= exp) </text:span><text:span text:style-name="T48">= <text:s/></text:span><text:span text:style-name="T62">exp </text:span><text:span text:style-name="T63">&gt;&gt;= \</text:span><text:span text:style-name="T49">(funlhs | pat) -</text:span><text:span text:style-name="T61">&gt;</text:span><text:span text:style-name="T75"> </text:span></text:p>
      <text:p text:style-name="P41"/>
      <text:p text:style-name="P41"/>
      <text:p text:style-name="P41"/>
      <text:p text:style-name="P16"><text:span text:style-name="T102"><text:s/></text:span><text:span text:style-name="T103"><text:s/></text:span><text:span text:style-name="T95"><text:s/></text:span><text:s text:c="37"/></text:p>
      <text:p text:style-name="P14"/>
      <text:p text:style-name="P14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4T13:33:26.622395934</dc:date>
    <meta:editing-duration>PT5H53M18S</meta:editing-duration>
    <meta:editing-cycles>98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236" meta:character-count="1726" meta:non-whitespace-character-count="1382"/>
  </office:meta>
</office:document-meta>
</file>